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svg:font-family="Courier" style:font-family-generic="modern" style:font-pitch="fixed"/>
    <style:font-face style:name="Lucida Sans Unicode2"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itle" style:master-page-name="Standard">
      <style:paragraph-properties fo:margin-top="0.212cm" fo:margin-bottom="0.106cm"/>
      <style:text-properties style:use-window-font-color="true" style:font-name="Times New Roman" fo:font-size="14pt" fo:language="es" fo:country="UY" fo:font-style="italic" fo:font-weight="bold" style:letter-kerning="true" style:font-name-asian="Times New Roman" style:font-size-asian="14pt" style:font-style-asian="italic" style:font-weight-asian="bold" style:font-name-complex="Times New Roman" style:font-size-complex="14pt" style:language-complex="ar" style:country-complex="SA" style:font-weight-complex="bold"/>
    </style:style>
    <style:style style:name="P2" style:family="paragraph" style:parent-style-name="Subtitle">
      <style:text-properties fo:font-size="10pt" style:font-size-asian="10pt" style:font-size-complex="10pt"/>
    </style:style>
    <style:style style:name="P3" style:family="paragraph" style:parent-style-name="Text_20_body">
      <style:paragraph-properties fo:margin-top="0cm" fo:margin-bottom="0.106cm"/>
    </style:style>
    <style:style style:name="P4" style:family="paragraph" style:parent-style-name="Standard">
      <style:paragraph-properties style:text-autospace="none"/>
      <style:text-properties style:use-window-font-color="true" style:font-name="Lucida Sans Unicode" fo:font-size="10pt" fo:language="es" fo:country="UY" style:font-name-asian="Times New Roman" style:font-size-asian="10pt" style:language-asian="es" style:country-asian="UY" style:font-name-complex="Lucida Sans Unicode" style:font-size-complex="10pt" style:language-complex="ar" style:country-complex="SA"/>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fo:color="#008000" style:font-name="Lucida Sans Unicode" fo:font-size="10pt" fo:language="es" fo:country="UY" style:font-name-asian="Times New Roman" style:font-size-asian="10pt" style:language-asian="es" style:country-asian="UY" style:font-name-complex="Lucida Sans Unicode" style:font-size-complex="10pt" style:language-complex="ar" style:country-complex="SA"/>
    </style:style>
    <style:style style:name="P7" style:family="paragraph" style:parent-style-name="Standard">
      <style:text-properties style:use-window-font-color="true" style:font-name="Lucida Sans Unicode" fo:font-size="10pt" fo:language="es" fo:country="UY" style:font-name-asian="Times New Roman" style:font-size-asian="10pt" style:language-asian="es" style:country-asian="UY" style:font-name-complex="Lucida Sans Unicode" style:font-size-complex="10pt" style:language-complex="ar" style:country-complex="SA"/>
    </style:style>
    <style:style style:name="P8" style:family="paragraph" style:parent-style-name="Standard">
      <style:text-properties style:use-window-font-color="true" style:font-name="Lucida Sans Unicode" fo:font-size="10pt" fo:language="en" fo:country="US" style:font-name-asian="Times New Roman" style:font-size-asian="10pt" style:language-asian="es" style:country-asian="UY" style:font-name-complex="Lucida Sans Unicode" style:font-size-complex="10pt" style:language-complex="ar" style:country-complex="SA"/>
    </style:style>
    <style:style style:name="P9" style:family="paragraph" style:parent-style-name="Standard">
      <style:paragraph-properties style:text-autospace="none"/>
      <style:text-properties style:use-window-font-color="true" style:font-name="Lucida Sans Unicode" fo:font-size="10pt" fo:language="en" fo:country="US" style:font-name-asian="Times New Roman" style:font-size-asian="10pt" style:language-asian="es" style:country-asian="UY" style:font-name-complex="Lucida Sans Unicode" style:font-size-complex="10pt" style:language-complex="ar" style:country-complex="SA"/>
    </style:style>
    <style:style style:name="P10" style:family="paragraph" style:parent-style-name="Standard">
      <style:paragraph-properties fo:text-align="justify" style:justify-single-word="false" style:text-autospace="none"/>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P11" style:family="paragraph" style:parent-style-name="Standard">
      <style:paragraph-properties style:text-autospace="none"/>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P12" style:family="paragraph" style:parent-style-name="Standard">
      <style:paragraph-properties fo:text-align="justify" style:justify-single-word="false" style:text-autospace="none"/>
    </style:style>
    <style:style style:name="P13" style:family="paragraph" style:parent-style-name="Standard">
      <style:paragraph-properties fo:text-align="justify" style:justify-single-word="false" style:text-autospace="none"/>
      <style:text-properties style:use-window-font-color="true" fo:font-size="10pt" fo:language="es" fo:country="ES" style:font-name-asian="Times New Roman" style:font-size-asian="10pt" style:font-name-complex="Times New Roman" style:font-size-complex="10pt" style:language-complex="ar" style:country-complex="SA"/>
    </style:style>
    <style:style style:name="P14" style:family="paragraph" style:parent-style-name="Standard" style:list-style-name="WW8Num2">
      <style:paragraph-properties fo:text-align="justify" style:justify-single-word="false" style:text-autospace="none">
        <style:tab-stops>
          <style:tab-stop style:position="1.27cm"/>
        </style:tab-stops>
      </style:paragraph-properties>
    </style:style>
    <style:style style:name="P15" style:family="paragraph" style:parent-style-name="Standard">
      <style:paragraph-properties fo:margin-left="0.635cm" fo:margin-right="0cm" fo:text-align="justify" style:justify-single-word="false" fo:text-indent="0cm" style:auto-text-indent="false" style:text-autospace="none"/>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P16" style:family="paragraph" style:parent-style-name="Standard">
      <style:paragraph-properties fo:margin-left="0.635cm" fo:margin-right="0cm" fo:text-align="justify" style:justify-single-word="false" fo:text-indent="0cm" style:auto-text-indent="false" style:text-autospace="none"/>
    </style:style>
    <style:style style:name="P17" style:family="paragraph" style:parent-style-name="Standard" style:list-style-name="WW8Num1">
      <style:paragraph-properties fo:text-align="justify" style:justify-single-word="false" style:text-autospace="none">
        <style:tab-stops>
          <style:tab-stop style:position="1.27cm"/>
        </style:tab-stops>
      </style:paragraph-properties>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P18" style:family="paragraph" style:parent-style-name="Standard" style:list-style-name="WW8Num1">
      <style:paragraph-properties fo:text-align="justify" style:justify-single-word="false" style:text-autospace="none">
        <style:tab-stops>
          <style:tab-stop style:position="1.27cm"/>
        </style:tab-stops>
      </style:paragraph-properties>
    </style:style>
    <style:style style:name="P19" style:family="paragraph" style:parent-style-name="Standard">
      <style:paragraph-properties fo:text-align="justify" style:justify-single-word="false" style:text-autospace="none"/>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style>
    <style:style style:name="P20" style:family="paragraph" style:parent-style-name="Standard">
      <style:paragraph-properties fo:text-align="justify" style:justify-single-word="false" style:text-autospace="none"/>
      <style:text-properties style:font-name="Courier"/>
    </style:style>
    <style:style style:name="P21" style:family="paragraph" style:parent-style-name="Standard">
      <style:paragraph-properties fo:margin-left="1.249cm" fo:margin-right="0cm" fo:text-align="justify" style:justify-single-word="false" fo:text-indent="0cm" style:auto-text-indent="false" style:text-autospace="none"/>
    </style:style>
    <style:style style:name="P22" style:family="paragraph" style:parent-style-name="Standard">
      <style:paragraph-properties fo:text-align="justify" style:justify-single-word="false" style:text-autospace="none"/>
      <style:text-properties style:use-window-font-color="true" style:font-name="Courier" fo:font-size="12pt" fo:language="es" fo:country="ES" style:font-name-asian="Times New Roman" style:font-size-asian="12pt" style:font-name-complex="Courier New" style:font-size-complex="12pt" style:language-complex="ar" style:country-complex="SA"/>
    </style:style>
    <style:style style:name="P23" style:family="paragraph" style:parent-style-name="Standard">
      <style:paragraph-properties fo:margin-left="1.249cm" fo:margin-right="0cm" fo:text-align="justify" style:justify-single-word="false" fo:text-indent="0cm" style:auto-text-indent="false" style:text-autospace="none"/>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0.635cm" fo:margin-right="0cm" fo:text-align="justify" style:justify-single-word="false" fo:text-indent="-0.635cm" style:auto-text-indent="false"/>
      <style:text-properties style:use-window-font-color="true" style:font-name="Lucida Sans Unicode" fo:font-size="10pt" fo:language="es" fo:country="UY" style:font-name-asian="Times New Roman" style:font-size-asian="10pt" style:language-asian="es" style:country-asian="UY" style:font-name-complex="Lucida Sans Unicode" style:font-size-complex="10pt" style:language-complex="ar" style:country-complex="SA"/>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start" style:justify-single-word="false"/>
      <style:text-properties style:font-name="Courier New" fo:font-size="10pt" style:font-size-asian="10pt" style:font-name-complex="Courier New" style:font-size-complex="10pt"/>
    </style:style>
    <style:style style:name="P27" style:family="paragraph" style:parent-style-name="Text_20_body">
      <style:paragraph-properties fo:text-align="justify" style:justify-single-word="false"/>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P28" style:family="paragraph" style:parent-style-name="Text_20_body">
      <style:paragraph-properties fo:margin-left="0cm" fo:margin-right="0cm" fo:text-align="justify" style:justify-single-word="false" fo:text-indent="0cm" style:auto-text-indent="false"/>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P29" style:family="paragraph" style:parent-style-name="Text_20_body">
      <style:paragraph-properties fo:margin-left="0.635cm" fo:margin-right="0cm" fo:text-align="justify" style:justify-single-word="false" fo:text-indent="-0.635cm" style:auto-text-indent="false"/>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P30" style:family="paragraph" style:parent-style-name="Text_20_body">
      <style:paragraph-properties fo:text-align="justify" style:justify-single-word="false" fo:keep-with-next="always"/>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style>
    <style:style style:name="P32" style:family="paragraph" style:parent-style-name="Text_20_body">
      <style:paragraph-properties fo:margin-top="0cm" fo:margin-bottom="0.212cm" fo:text-align="justify" style:justify-single-word="false"/>
    </style:style>
    <style:style style:name="P33" style:family="paragraph" style:parent-style-name="Text_20_body">
      <style:paragraph-properties fo:margin-top="0cm" fo:margin-bottom="0.212cm"/>
    </style:style>
    <style:style style:name="P34" style:family="paragraph" style:parent-style-name="Text_20_body">
      <style:paragraph-properties fo:line-height="100%" fo:text-align="justify" style:justify-single-word="false"/>
    </style:style>
    <style:style style:name="P35" style:family="paragraph" style:parent-style-name="Text_20_body">
      <style:paragraph-properties fo:line-height="100%" fo:text-align="justify" style:justify-single-word="false"/>
      <style:text-properties fo:font-weight="bold" style:font-weight-asian="bold" style:font-weight-complex="bold"/>
    </style:style>
    <style:style style:name="P36" style:family="paragraph" style:parent-style-name="Text_20_body">
      <style:paragraph-properties fo:line-height="100%" fo:text-align="justify" style:justify-single-word="false"/>
      <style:text-properties fo:font-weight="normal" style:font-weight-asian="normal" style:font-weight-complex="normal"/>
    </style:style>
    <style:style style:name="P37" style:family="paragraph" style:parent-style-name="Text_20_body">
      <style:paragraph-properties fo:line-height="100%"/>
    </style:style>
    <style:style style:name="T1" style:family="text">
      <style:text-properties style:font-name="Lucida Sans Unicode" fo:font-size="10pt" fo:language="es" fo:country="UY" style:font-size-asian="10pt" style:language-asian="es" style:country-asian="UY" style:font-name-complex="Lucida Sans Unicode" style:font-size-complex="10pt"/>
    </style:style>
    <style:style style:name="T2"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 style:family="text">
      <style:text-properties fo:color="#008080" style:font-name="Lucida Sans Unicode" fo:font-size="10pt" fo:language="es" fo:country="UY" style:font-name-asian="Times New Roman" style:font-size-asian="10pt" style:language-asian="es" style:country-asian="UY" style:font-name-complex="Lucida Sans Unicode" style:font-size-complex="10pt" style:language-complex="ar" style:country-complex="SA"/>
    </style:style>
    <style:style style:name="T4" style:family="text">
      <style:text-properties fo:color="#0000ff" style:font-name="Lucida Sans Unicode" fo:font-size="10pt" fo:language="es" fo:country="UY" style:font-name-asian="Times New Roman" style:font-size-asian="10pt" style:language-asian="es" style:country-asian="UY" style:font-name-complex="Lucida Sans Unicode" style:font-size-complex="10pt" style:language-complex="ar" style:country-complex="SA"/>
    </style:style>
    <style:style style:name="T5" style:family="text">
      <style:text-properties style:use-window-font-color="true" style:font-name="Lucida Sans Unicode" fo:font-size="10pt" fo:language="es" fo:country="UY" style:font-name-asian="Times New Roman" style:font-size-asian="10pt" style:language-asian="es" style:country-asian="UY" style:font-name-complex="Lucida Sans Unicode" style:font-size-complex="10pt" style:language-complex="ar" style:country-complex="SA"/>
    </style:style>
    <style:style style:name="T6" style:family="text">
      <style:text-properties fo:color="#808080" style:font-name="Lucida Sans Unicode" fo:font-size="10pt" fo:language="es" fo:country="UY" style:font-name-asian="Times New Roman" style:font-size-asian="10pt" style:language-asian="es" style:country-asian="UY" style:font-name-complex="Lucida Sans Unicode" style:font-size-complex="10pt" style:language-complex="ar" style:country-complex="SA"/>
    </style:style>
    <style:style style:name="T7" style:family="text">
      <style:text-properties fo:color="#008000" style:font-name="Lucida Sans Unicode" fo:font-size="10pt" fo:language="es" fo:country="UY" style:font-name-asian="Times New Roman" style:font-size-asian="10pt" style:language-asian="es" style:country-asian="UY" style:font-name-complex="Lucida Sans Unicode" style:font-size-complex="10pt" style:language-complex="ar" style:country-complex="SA"/>
    </style:style>
    <style:style style:name="T8" style:family="text">
      <style:text-properties fo:color="#800000" style:font-name="Lucida Sans Unicode" fo:font-size="10pt" fo:language="es" fo:country="UY" style:font-name-asian="Times New Roman" style:font-size-asian="10pt" style:language-asian="es" style:country-asian="UY" style:font-name-complex="Lucida Sans Unicode" style:font-size-complex="10pt" style:language-complex="ar" style:country-complex="SA"/>
    </style:style>
    <style:style style:name="T9" style:family="text">
      <style:text-properties fo:color="#0000ff" style:font-name="Lucida Sans Unicode" fo:font-size="10pt" fo:language="en" fo:country="US" style:font-name-asian="Times New Roman" style:font-size-asian="10pt" style:language-asian="es" style:country-asian="UY" style:font-name-complex="Lucida Sans Unicode" style:font-size-complex="10pt" style:language-complex="ar" style:country-complex="SA"/>
    </style:style>
    <style:style style:name="T10" style:family="text">
      <style:text-properties style:use-window-font-color="true" style:font-name="Lucida Sans Unicode" fo:font-size="10pt" fo:language="en" fo:country="US" style:font-name-asian="Times New Roman" style:font-size-asian="10pt" style:language-asian="es" style:country-asian="UY" style:font-name-complex="Lucida Sans Unicode" style:font-size-complex="10pt" style:language-complex="ar" style:country-complex="SA"/>
    </style:style>
    <style:style style:name="T11" style:family="text">
      <style:text-properties fo:color="#808080" style:font-name="Lucida Sans Unicode" fo:font-size="10pt" fo:language="en" fo:country="US" style:font-name-asian="Times New Roman" style:font-size-asian="10pt" style:language-asian="es" style:country-asian="UY" style:font-name-complex="Lucida Sans Unicode" style:font-size-complex="10pt" style:language-complex="ar" style:country-complex="SA"/>
    </style:style>
    <style:style style:name="T12" style:family="text">
      <style:text-properties fo:color="#008000" style:font-name="Lucida Sans Unicode" fo:font-size="10pt" fo:language="en" fo:country="US" style:font-name-asian="Times New Roman" style:font-size-asian="10pt" style:language-asian="es" style:country-asian="UY" style:font-name-complex="Lucida Sans Unicode" style:font-size-complex="10pt" style:language-complex="ar" style:country-complex="SA"/>
    </style:style>
    <style:style style:name="T13" style:family="text">
      <style:text-properties fo:color="#008080" style:font-name="Lucida Sans Unicode" fo:font-size="10pt" fo:language="en" fo:country="US" style:font-name-asian="Times New Roman" style:font-size-asian="10pt" style:language-asian="es" style:country-asian="UY" style:font-name-complex="Lucida Sans Unicode" style:font-size-complex="10pt" style:language-complex="ar" style:country-complex="SA"/>
    </style:style>
    <style:style style:name="T14" style:family="text">
      <style:text-properties fo:font-style="italic" style:font-style-asian="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T17" style:family="text">
      <style:text-properties style:use-window-font-color="true" fo:font-size="10pt" fo:language="es" fo:country="ES" style:font-name-asian="Times New Roman" style:font-size-asian="10pt" style:font-name-complex="Times New Roman" style:font-size-complex="10pt" style:language-complex="ar" style:country-complex="SA"/>
    </style:style>
    <style:style style:name="T18" style:family="text">
      <style:text-properties style:use-window-font-color="true" style:font-name="Courier New" fo:font-size="12pt" fo:language="es" fo:country="ES" style:font-name-asian="Times New Roman" style:font-size-asian="12pt" style:font-name-complex="Courier New" style:font-size-complex="12pt" style:language-complex="ar" style:country-complex="SA"/>
    </style:style>
    <style:style style:name="T19"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style>
    <style:style style:name="T20" style:family="text">
      <style:text-properties style:use-window-font-color="true"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1" style:family="text">
      <style:text-properties style:use-window-font-color="true" style:font-name="Courier New" fo:font-size="10pt" fo:language="es" fo:country="ES" fo:font-weight="bold" style:font-name-asian="Times New Roman" style:font-size-asian="10pt" style:font-weight-asian="bold" style:font-name-complex="Courier New" style:font-size-complex="10pt" style:language-complex="ar" style:country-complex="SA"/>
    </style:style>
    <style:style style:name="T22" style:family="text">
      <style:text-properties fo:font-style="italic" style:font-style-asian="italic" style:font-style-complex="italic"/>
    </style:style>
    <style:style style:name="T23" style:family="text">
      <style:text-properties style:use-window-font-color="true" fo:font-size="12pt" fo:language="es" fo:country="ES" style:font-name-asian="Times New Roman" style:font-size-asian="12pt" style:font-name-complex="Courier New" style:font-size-complex="12pt" style:language-complex="ar" style:country-complex="SA"/>
    </style:style>
    <style:style style:name="T24" style:family="text">
      <style:text-properties fo:font-style="normal" style:font-style-asian="normal" style:font-style-complex="normal"/>
    </style:style>
    <style:style style:name="T25" style:family="text">
      <style:text-properties style:font-name="Courier New" style:font-name-complex="Courier New"/>
    </style:style>
    <style:style style:name="T26" style:family="text">
      <style:text-properties fo:color="#008080" style:font-name="Lucida Sans Unicode" fo:font-size="10pt" fo:language="es" fo:country="UY" style:font-size-asian="10pt" style:language-asian="es" style:country-asian="UY" style:font-name-complex="Lucida Sans Unicode" style:font-size-complex="10pt"/>
    </style:style>
    <style:style style:name="T27" style:family="text">
      <style:text-properties style:text-underline-style="none"/>
    </style:style>
    <style:style style:name="T28" style:family="text" style:parent-style-name="Ref._20_de_20_comentario">
      <style:text-properties fo:font-size="16pt" fo:font-weight="bold" style:font-size-asian="16pt" style:font-weight-asian="bold" style:font-size-complex="16pt" style:font-weight-complex="bold"/>
    </style:style>
    <style:style style:name="T29" style:family="text">
      <style:text-properties fo:font-weight="bold" style:font-weight-asian="bold"/>
    </style:style>
    <style:style style:name="T30" style:family="text">
      <style:text-properties style:font-name="Courier" fo:font-weight="bold" style:font-weight-asian="bold"/>
    </style:style>
    <style:style style:name="T31" style:family="text">
      <style:text-properties fo:font-weight="normal" style:font-weight-asian="normal" style:font-weight-complex="normal"/>
    </style:style>
    <style:style style:name="T32" style:family="text">
      <style:text-properties fo:font-style="italic" fo:font-weight="normal" style:font-style-asian="italic" style:font-weight-asian="normal" style:font-weight-complex="normal"/>
    </style:style>
    <style:style style:name="T33" style:family="text" style:parent-style-name="Ref._20_de_20_comentario">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ación orientada a objetos. Primer ejercicio.</text:p>
      <text:p text:style-name="P2">25 de marzo de 2008.</text:p>
      <text:p text:style-name="Text_20_body">Mira el siguiente programa compuesto por los archivos <text:span text:style-name="T1">Program.cs</text:span> y <text:span text:style-name="T1">Downloader.cs</text:span>. El programa muestra en la consola el contenido de un recurso ‑un archivo- de tu disco local pero puedes modificarlo fácilmente para mostrar el contenido de cualquier recurso local o remoto.</text:p>
      <text:p text:style-name="P3"><text:span text:style-name="T2">¡Prueba armar un proyecto con esos archivos en tu editor favorito y descarga páginas de Internet! Busca en el código de la clase </text:span><text:span text:style-name="T3">Program</text:span><text:span text:style-name="T2"> las pistas para hacerlo.</text:span></text:p>
      <text:p text:style-name="P4">Program.cs:</text:p>
      <text:p text:style-name="P5"><text:span text:style-name="T4">using</text:span><text:span text:style-name="T5"> System;</text:span></text:p>
      <text:p text:style-name="P5"><text:span text:style-name="T4">using</text:span><text:span text:style-name="T5"> System.IO;</text:span></text:p>
      <text:p text:style-name="P5"><text:span text:style-name="T4">using</text:span><text:span text:style-name="T5"> System.Reflection;</text:span></text:p>
      <text:p text:style-name="P4"/>
      <text:p text:style-name="P5"><text:span text:style-name="T4">namespace</text:span><text:span text:style-name="T5"> ExerciseOne</text:span></text:p>
      <text:p text:style-name="P4">{</text:p>
      <text:p text:style-name="P5"><text:span text:style-name="T5"><text:s text:c="4"/></text:span><text:span text:style-name="T6">///</text:span><text:span text:style-name="T7"> </text:span><text:span text:style-name="T6">&lt;summary&gt;</text:span></text:p>
      <text:p text:style-name="P5"><text:span text:style-name="T5"><text:s text:c="4"/></text:span><text:span text:style-name="T6">///</text:span><text:span text:style-name="T7"> Pequeño programa para probar el funcionamiento de la clase Downloader.</text:span></text:p>
      <text:p text:style-name="P5"><text:span text:style-name="T5"><text:s text:c="4"/></text:span><text:span text:style-name="T6">///</text:span><text:span text:style-name="T7"> </text:span><text:span text:style-name="T6">&lt;/summary&gt;</text:span></text:p>
      <text:p text:style-name="P5"><text:span text:style-name="T5"><text:s text:c="4"/></text:span><text:span text:style-name="T4">public</text:span><text:span text:style-name="T5"> </text:span><text:span text:style-name="T4">class</text:span><text:span text:style-name="T5"> </text:span><text:span text:style-name="T3">Program</text:span></text:p>
      <text:p text:style-name="P4"><text:s text:c="4"/>{</text:p>
      <text:p text:style-name="P5"><text:span text:style-name="T5"><text:s text:c="8"/></text:span><text:span text:style-name="T6">///</text:span><text:span text:style-name="T7"> </text:span><text:span text:style-name="T6">&lt;summary&gt;</text:span></text:p>
      <text:p text:style-name="P5"><text:span text:style-name="T5"><text:s text:c="8"/></text:span><text:span text:style-name="T6">///</text:span><text:span text:style-name="T7"> Punto de entrada</text:span></text:p>
      <text:p text:style-name="P5"><text:span text:style-name="T5"><text:s text:c="8"/></text:span><text:span text:style-name="T6">///</text:span><text:span text:style-name="T7"> </text:span><text:span text:style-name="T6">&lt;/summary&gt;</text:span></text:p>
      <text:p text:style-name="P5"><text:span text:style-name="T5"><text:s text:c="8"/></text:span><text:span text:style-name="T4">public</text:span><text:span text:style-name="T5"> </text:span><text:span text:style-name="T4">static</text:span><text:span text:style-name="T5"> </text:span><text:span text:style-name="T4">void</text:span><text:span text:style-name="T5"> Main()</text:span></text:p>
      <text:p text:style-name="P4"><text:s text:c="8"/>{</text:p>
      <text:p text:style-name="P5"><text:span text:style-name="T5"><text:s text:c="12"/></text:span><text:span text:style-name="T7">// Para uniformizar la entrega del obligatorio les pedimos que usen un archivo</text:span></text:p>
      <text:p text:style-name="P5"><text:span text:style-name="T5"><text:s text:c="12"/></text:span><text:span text:style-name="T7">// llamado "archivo.txt" que debe estar en el mismo directorio que el programa.</text:span></text:p>
      <text:p text:style-name="P5"><text:span text:style-name="T5"><text:s text:c="12"/></text:span><text:span text:style-name="T7">// Para facilitar el desarrollo desde el entorno integrado de Visual Studio 2005</text:span></text:p>
      <text:p text:style-name="P5"><text:span text:style-name="T5"><text:s text:c="12"/></text:span><text:span text:style-name="T7">// Express Edition, pueden agregar un nuevo elemento del tipo archivo de texto y</text:span></text:p>
      <text:p text:style-name="P5"><text:span text:style-name="T5"><text:s text:c="12"/></text:span><text:span text:style-name="T7">// llamarlo "archivo.txt" a su solución; luego cambien la propiedad</text:span></text:p>
      <text:p text:style-name="P5"><text:span text:style-name="T5"><text:s text:c="12"/></text:span><text:span text:style-name="T7">// "CopyToOutputDirectory de ese nuevo elemento a "Copy always": con esto podrán</text:span></text:p>
      <text:p text:style-name="P5"><text:span text:style-name="T5"><text:s text:c="12"/></text:span><text:span text:style-name="T7">// modificar el archivo desde el entorno integrado y asegurarse que al depurar la</text:span></text:p>
      <text:p text:style-name="P5"><text:span text:style-name="T5"><text:s text:c="12"/></text:span><text:span text:style-name="T7">// versión más reciente del archivo se copia al directorio desde donde se ejecuta el</text:span></text:p>
      <text:p text:style-name="P5"><text:span text:style-name="T5"><text:s text:c="12"/></text:span><text:span text:style-name="T7">// programa.</text:span></text:p>
      <text:p text:style-name="P6"/>
      <text:p text:style-name="P5"><text:span text:style-name="T5"><text:s text:c="12"/></text:span><text:span text:style-name="T4">const</text:span><text:span text:style-name="T5"> </text:span><text:span text:style-name="T3">String</text:span><text:span text:style-name="T5"> fileName = </text:span><text:span text:style-name="T8">"archivo.txt"</text:span><text:span text:style-name="T5">;</text:span></text:p>
      <text:p text:style-name="P4"/>
      <text:p text:style-name="P5"><text:span text:style-name="T5"><text:s text:c="12"/></text:span><text:span text:style-name="T3">String</text:span><text:span text:style-name="T5"> path = </text:span><text:span text:style-name="T3">Path</text:span><text:span text:style-name="T5">.Combine(</text:span></text:p>
      <text:p text:style-name="P5"><text:span text:style-name="T5"><text:s text:c="15"/></text:span><text:span text:style-name="T3">Path</text:span><text:span text:style-name="T5">.GetDirectoryName(</text:span><text:span text:style-name="T3">Assembly</text:span><text:span text:style-name="T5">.GetExecutingAssembly().Location), fileName);</text:span></text:p>
      <text:p text:style-name="P5"><text:span text:style-name="T5"><text:s text:c="12"/></text:span><text:span text:style-name="T3">UriBuilder</text:span><text:span text:style-name="T5"> builder = </text:span><text:span text:style-name="T4">new</text:span><text:span text:style-name="T5"> </text:span><text:span text:style-name="T3">UriBuilder</text:span><text:span text:style-name="T5">(</text:span><text:span text:style-name="T8">"file"</text:span><text:span text:style-name="T5">, </text:span><text:span text:style-name="T8">""</text:span><text:span text:style-name="T5">, 0, path);</text:span></text:p>
      <text:p text:style-name="P5"><text:span text:style-name="T5"><text:s text:c="12"/></text:span><text:span text:style-name="T3">String</text:span><text:span text:style-name="T5"> uri = builder.Uri.ToString();</text:span></text:p>
      <text:p text:style-name="P4"/>
      <text:p text:style-name="P5"><text:span text:style-name="T5"><text:s text:c="12"/></text:span><text:span text:style-name="T7">// Creamos un nuevo descargador pasándole una ubicación. <text:s text:c="10"/></text:span></text:p>
      <text:p text:style-name="P5"><text:span text:style-name="T5"><text:s text:c="12"/></text:span><text:span text:style-name="T3">Downloader</text:span><text:span text:style-name="T5"> downloader = </text:span><text:span text:style-name="T4">new</text:span><text:span text:style-name="T5"> </text:span><text:span text:style-name="T3">Downloader</text:span><text:span text:style-name="T5">(uri);</text:span></text:p>
      <text:p text:style-name="P4"/>
      <text:p text:style-name="P5"><text:span text:style-name="T5"><text:s text:c="12"/></text:span><text:span text:style-name="T7">// Pedimos al descargador que descargue el contenido</text:span></text:p>
      <text:p text:style-name="P5"><text:span text:style-name="T5"><text:s text:c="12"/></text:span><text:span text:style-name="T4">string</text:span><text:span text:style-name="T5"> content;</text:span></text:p>
      <text:p text:style-name="P4"><text:s text:c="12"/>content = downloader.Download();</text:p>
      <text:p text:style-name="P4"/>
      <text:p text:style-name="P5"><text:span text:style-name="T5"><text:s text:c="12"/></text:span><text:span text:style-name="T7">// Imprimimos el contenido en la consola y esperamos una tecla para terminar</text:span></text:p>
      <text:p text:style-name="P5"><text:span text:style-name="T5"><text:s text:c="12"/></text:span><text:span text:style-name="T3">Console</text:span><text:span text:style-name="T5">.WriteLine(content);</text:span></text:p>
      <text:p text:style-name="P5"><text:span text:style-name="T5"><text:s text:c="12"/></text:span><text:span text:style-name="T3">Console</text:span><text:span text:style-name="T5">.ReadKey();</text:span></text:p>
      <text:p text:style-name="P4"><text:s text:c="8"/>}</text:p>
      <text:p text:style-name="P4"><text:s text:c="4"/>}</text:p>
      <text:p text:style-name="P4">}</text:p>
      <text:p text:style-name="P7"/>
      <text:p text:style-name="P8">Downloader.cs:</text:p>
      <text:p text:style-name="P5"><text:span text:style-name="T9">using</text:span><text:span text:style-name="T10"> System;</text:span></text:p>
      <text:p text:style-name="P5"><text:span text:style-name="T9">using</text:span><text:span text:style-name="T10"> System.IO;</text:span></text:p>
      <text:p text:style-name="P5"><text:span text:style-name="T9">using</text:span><text:span text:style-name="T10"> System.Net;</text:span></text:p>
      <text:p text:style-name="P5"><text:span text:style-name="T9">namespace</text:span><text:span text:style-name="T10"> ExerciseOne {</text:span></text:p>
      <text:p text:style-name="P5"><text:span text:style-name="T10"><text:s text:c="4"/></text:span><text:span text:style-name="T6">///</text:span><text:span text:style-name="T7"> </text:span><text:span text:style-name="T6">&lt;summary&gt;</text:span></text:p>
      <text:p text:style-name="P5"><text:span text:style-name="T5"><text:s text:c="4"/></text:span><text:span text:style-name="T6">///</text:span><text:span text:style-name="T7"> Descarga archivos de una ubicación de la forma "http://server/directory/file" o </text:span></text:p>
      <text:p text:style-name="P5"><text:span text:style-name="T5"><text:s text:c="4"/></text:span><text:span text:style-name="T11">///</text:span><text:span text:style-name="T12"> "file:///drive:/directory/file"</text:span></text:p>
      <text:p text:style-name="P5"><text:span text:style-name="T10"><text:s text:c="4"/></text:span><text:span text:style-name="T11">///</text:span><text:span text:style-name="T12"> </text:span><text:span text:style-name="T11">&lt;/summary&gt;</text:span></text:p>
      <text:p text:style-name="P5"><text:span text:style-name="T10"><text:s text:c="4"/></text:span><text:span text:style-name="T9">public</text:span><text:span text:style-name="T10"> </text:span><text:span text:style-name="T9">class</text:span><text:span text:style-name="T10"> </text:span><text:span text:style-name="T13">Downloader </text:span><text:span text:style-name="T10">{</text:span></text:p>
      <text:p text:style-name="P5"><text:span text:style-name="T10"><text:s text:c="8"/></text:span><text:span text:style-name="T9">private</text:span><text:span text:style-name="T10"> </text:span><text:span text:style-name="T9">string</text:span><text:span text:style-name="T10"> url;</text:span></text:p>
      <text:p text:style-name="P5"><text:span text:style-name="T10"><text:s text:c="8"/></text:span><text:span text:style-name="T6">///</text:span><text:span text:style-name="T7"> </text:span><text:span text:style-name="T6">&lt;summary&gt;</text:span></text:p>
      <text:p text:style-name="P5"><text:span text:style-name="T5"><text:s text:c="8"/></text:span><text:span text:style-name="T6">///</text:span><text:span text:style-name="T7"> La ubicación de la cual descargar</text:span></text:p>
      <text:p text:style-name="P5"><text:span text:style-name="T5"><text:s text:c="8"/></text:span><text:span text:style-name="T11">///</text:span><text:span text:style-name="T12"> </text:span><text:span text:style-name="T11">&lt;/summary&gt;</text:span></text:p>
      <text:p text:style-name="P5"><text:span text:style-name="T10"><text:s text:c="8"/></text:span><text:span text:style-name="T9">public</text:span><text:span text:style-name="T10"> </text:span><text:span text:style-name="T9">string</text:span><text:span text:style-name="T10"> Url { </text:span><text:span text:style-name="T9">get</text:span><text:span text:style-name="T10"> { </text:span><text:span text:style-name="T9">return</text:span><text:span text:style-name="T10"> url; } </text:span><text:span text:style-name="T9">set</text:span><text:span text:style-name="T10"> { url = </text:span><text:span text:style-name="T9">value</text:span><text:span text:style-name="T10">; <text:s/>} }</text:span></text:p>
      <text:p text:style-name="P9"/>
      <text:p text:style-name="P5"><text:span text:style-name="T10"><text:s text:c="8"/></text:span><text:span text:style-name="T6">///</text:span><text:span text:style-name="T7"> </text:span><text:span text:style-name="T6">&lt;summary&gt;</text:span></text:p>
      <text:p text:style-name="P5"><text:span text:style-name="T5"><text:s text:c="8"/></text:span><text:span text:style-name="T6">///</text:span><text:span text:style-name="T7"> Crea una nueva instancia asignando la ubicación de la cual descargar</text:span></text:p>
      <text:p text:style-name="P5"><text:span text:style-name="T5"><text:s text:c="8"/></text:span><text:span text:style-name="T11">///</text:span><text:span text:style-name="T12"> </text:span><text:span text:style-name="T11">&lt;/summary&gt;</text:span></text:p>
      <text:p text:style-name="P5"><text:span text:style-name="T10"><text:s text:c="8"/></text:span><text:span text:style-name="T11">///</text:span><text:span text:style-name="T12"> </text:span><text:span text:style-name="T11">&lt;param name="url"&gt;&lt;/param&gt;</text:span></text:p>
      <text:p text:style-name="P5"><text:span text:style-name="T10"><text:s text:c="8"/></text:span><text:span text:style-name="T9">public</text:span><text:span text:style-name="T10"> Downloader(</text:span><text:span text:style-name="T9">string</text:span><text:span text:style-name="T10"> url) {</text:span></text:p>
      <text:p text:style-name="P5"><text:span text:style-name="T10"><text:s text:c="12"/></text:span><text:span text:style-name="T9">this</text:span><text:span text:style-name="T10">.url = url;</text:span></text:p>
      <text:p text:style-name="P5"><text:span text:style-name="T10"><text:s text:c="8"/></text:span><text:span text:style-name="T5">}</text:span></text:p>
      <text:p text:style-name="P4"/>
      <text:p text:style-name="P5"><text:span text:style-name="T5"><text:s text:c="8"/></text:span><text:span text:style-name="T6">///</text:span><text:span text:style-name="T7"> </text:span><text:span text:style-name="T6">&lt;summary&gt;</text:span></text:p>
      <text:p text:style-name="P5"><text:span text:style-name="T5"><text:s text:c="8"/></text:span><text:span text:style-name="T6">///</text:span><text:span text:style-name="T7"> Descarga contenido de la ubicación de la cual descargar</text:span></text:p>
      <text:p text:style-name="P5"><text:span text:style-name="T5"><text:s text:c="8"/></text:span><text:span text:style-name="T6">///</text:span><text:span text:style-name="T7"> </text:span><text:span text:style-name="T6">&lt;/summary&gt;</text:span></text:p>
      <text:p text:style-name="P5"><text:span text:style-name="T5"><text:s text:c="8"/></text:span><text:span text:style-name="T6">///</text:span><text:span text:style-name="T7"> </text:span><text:span text:style-name="T6">&lt;returns&gt;</text:span><text:span text:style-name="T7">Retorna el contenido descargado</text:span><text:span text:style-name="T6">&lt;/returns&gt;</text:span></text:p>
      <text:p text:style-name="P5"><text:span text:style-name="T5"><text:s text:c="8"/></text:span><text:span text:style-name="T4">public</text:span><text:span text:style-name="T5"> </text:span><text:span text:style-name="T4">string</text:span><text:span text:style-name="T5"> Download() {</text:span></text:p>
      <text:p text:style-name="P5"><text:span text:style-name="T5"><text:s text:c="12"/></text:span><text:span text:style-name="T7">// Creamos una nueva solicitud para el recurso especificado por la URL recibida</text:span></text:p>
      <text:p text:style-name="P5"><text:span text:style-name="T5"><text:s text:c="12"/></text:span><text:span text:style-name="T13">WebRequest</text:span><text:span text:style-name="T10"> request = </text:span><text:span text:style-name="T13">WebRequest</text:span><text:span text:style-name="T10">.Create(url);</text:span></text:p>
      <text:p text:style-name="P9"/>
      <text:p text:style-name="P5"><text:span text:style-name="T10"><text:s text:c="12"/></text:span><text:span text:style-name="T7">// Asignamos las credenciales predeterminadas por si el servidor las pide</text:span></text:p>
      <text:p text:style-name="P5"><text:span text:style-name="T5"><text:s text:c="12"/>request.Credentials = </text:span><text:span text:style-name="T3">CredentialCache</text:span><text:span text:style-name="T5">.DefaultCredentials;</text:span></text:p>
      <text:p text:style-name="P4"/>
      <text:p text:style-name="P5"><text:span text:style-name="T5"><text:s text:c="12"/></text:span><text:span text:style-name="T7">// Obtenemos la respuesta</text:span></text:p>
      <text:p text:style-name="P5"><text:span text:style-name="T5"><text:s text:c="12"/></text:span><text:span text:style-name="T3">WebResponse</text:span><text:span text:style-name="T5"> response = request.GetResponse();</text:span></text:p>
      <text:p text:style-name="P4"/>
      <text:p text:style-name="P5"><text:span text:style-name="T5"><text:s text:c="12"/></text:span><text:span text:style-name="T7">// Obtenemos la stream con el contenido retornado por el servidor</text:span></text:p>
      <text:p text:style-name="P5"><text:span text:style-name="T5"><text:s text:c="12"/></text:span><text:span text:style-name="T3">Stream</text:span><text:span text:style-name="T5"> stream = response.GetResponseStream();</text:span></text:p>
      <text:p text:style-name="P4"/>
      <text:p text:style-name="P5"><text:span text:style-name="T5"><text:s text:c="12"/></text:span><text:span text:style-name="T7">// Abrimos la stream con un lector para accederla más fácilmente</text:span></text:p>
      <text:p text:style-name="P5"><text:span text:style-name="T5"><text:s text:c="12"/></text:span><text:span text:style-name="T13">StreamReader</text:span><text:span text:style-name="T10"> reader = </text:span><text:span text:style-name="T9">new</text:span><text:span text:style-name="T10"> </text:span><text:span text:style-name="T13">StreamReader</text:span><text:span text:style-name="T10">(stream);</text:span></text:p>
      <text:p text:style-name="P9"/>
      <text:p text:style-name="P5"><text:span text:style-name="T10"><text:s text:c="12"/></text:span><text:span text:style-name="T7">// Leemos el contenido</text:span></text:p>
      <text:p text:style-name="P5"><text:span text:style-name="T5"><text:s text:c="12"/></text:span><text:span text:style-name="T4">string</text:span><text:span text:style-name="T5"> result = reader.ReadToEnd();</text:span></text:p>
      <text:p text:style-name="P4"/>
      <text:p text:style-name="P5"><text:span text:style-name="T5"><text:s text:c="12"/></text:span><text:span text:style-name="T7">// Limpiamos cerrando lo que abrimos</text:span></text:p>
      <text:p text:style-name="P5"><text:span text:style-name="T5"><text:s text:c="12"/></text:span><text:span text:style-name="T10">reader.Close();</text:span></text:p>
      <text:p text:style-name="P9"><text:s text:c="12"/>stream.Close();</text:p>
      <text:p text:style-name="P9"><text:s text:c="12"/>response.Close();</text:p>
      <text:p text:style-name="P5"><text:span text:style-name="T10"><text:s text:c="12"/></text:span><text:span text:style-name="T4">return</text:span><text:span text:style-name="T5"> result;</text:span></text:p>
      <text:p text:style-name="P4"><text:s text:c="8"/>}</text:p>
      <text:p text:style-name="P4"><text:s text:c="4"/>}</text:p>
      <text:p text:style-name="P4">}</text:p>
      <text:p text:style-name="P4"/>
      <text:h text:style-name="Heading_20_1" text:outline-level="1">Parte 1</text:h>
      <text:p text:style-name="P10">Si has visto alguna vez el código HTML de una página web, habrás visto que se organiza mediante <text:span text:style-name="T14">tags</text:span><text:span text:style-name="T14"><text:note text:id="ftn1" text:note-class="footnote"><text:note-citation>1</text:note-citation><text:note-body><text:p text:style-name="P11">Marcas</text:p></text:note-body></text:note></text:span>. A grandes rasgos un <text:span text:style-name="T15">tag</text:span> tiene la siguiente forma:</text:p>
      <text:p text:style-name="P10"/>
      <text:p text:style-name="P12"><text:span text:style-name="T16">&lt;nombreTag ([claveAtributo=”valorAtributo”] …)&gt;[</text:span><text:span text:style-name="T17">Contenido</text:span><text:span text:style-name="T16">]&lt;/nombreTag&gt;</text:span></text:p>
      <text:p text:style-name="P13"/>
      <text:list text:style-name="WW8Num2">
        <text:list-item>
          <text:p text:style-name="P14"><text:span text:style-name="T18">nombreTag</text:span><text:span text:style-name="T2"> es el </text:span><text:span text:style-name="T19">nombre del tag</text:span><text:span text:style-name="T2"> </text:span></text:p>
        </text:list-item>
        <text:list-item>
          <text:p text:style-name="P14"><text:span text:style-name="T2">los </text:span><text:span text:style-name="T19">atributos</text:span><text:span text:style-name="T2"> son una lista de tuplas </text:span><text:span text:style-name="T19">clave</text:span><text:span text:style-name="T2">/</text:span><text:span text:style-name="T19">valor</text:span><text:span text:style-name="T2">, de forma que solo pude haber un valor asociado a una clave para un </text:span><text:span text:style-name="T20">tag</text:span><text:span text:style-name="T2"> determinado. Un tag puede tener de </text:span><text:span text:style-name="T18">0</text:span><text:span text:style-name="T2"> a </text:span><text:span text:style-name="T18">n</text:span><text:span text:style-name="T2"> atributos. Los valores del atributo van siempre entre comillas dobles.</text:span></text:p>
        </text:list-item>
        <text:list-item>
          <text:p text:style-name="P14"><text:span text:style-name="T2">El </text:span><text:span text:style-name="T19">contenido</text:span><text:span text:style-name="T2"> puede ser cualquier texto.</text:span></text:p>
        </text:list-item>
        <text:list-item>
          <text:p text:style-name="P14"><text:span text:style-name="T2">Luego del contenido, un tag siempre se cierra mediante una entrada de la forma </text:span><text:span text:style-name="T18">&lt;/nombreTag&gt;</text:span></text:p>
        </text:list-item>
        <text:list-item>
          <text:p text:style-name="P14"><text:span text:style-name="T2">Opcionalmente, si no hay contenido, un tag puede estar cerrado “</text:span><text:span text:style-name="T19">en el lugar</text:span><text:span text:style-name="T2">” (in place) mediante la siguiente sintaxis:</text:span></text:p>
        </text:list-item>
      </text:list>
      <text:p text:style-name="P15"/>
      <text:p text:style-name="P16"><text:span text:style-name="T16">&lt;nombreTag ([claveAtributo=”valorAtributo”] …) </text:span><text:span text:style-name="T21">/&gt;</text:span></text:p>
      <text:p text:style-name="P10"/>
      <text:list text:style-name="WW8Num1">
        <text:list-item>
          <text:p text:style-name="P17">Se permiten cualquier cantidad de espacios antes del nombre del <text:span text:style-name="T22">tag</text:span>, entre el nombre del tag y el final del tag o primer atributo, entre un atributo y el símbolo de =, entre el símbolo de = y el valor del atributo y entre éste y el final del tag o el próximo atributo.</text:p>
        </text:list-item>
        <text:list-item>
          <text:p text:style-name="P18"><text:span text:style-name="T2">Se dice que el tag esta </text:span><text:span text:style-name="T19">mal formado</text:span><text:span text:style-name="T2"> cuando no respeta las reglas de sintaxis, por ejemplo:,no se cierra, tiene múltiples atributos con la misma clave, etc.</text:span></text:p>
        </text:list-item>
      </text:list>
      <text:p text:style-name="P10"/>
      <text:p text:style-name="P19">Ejemplos</text:p>
      <text:p text:style-name="P19"/>
      <text:p text:style-name="P20"><text:span text:style-name="T23">&lt;b&gt;</text:span><text:span text:style-name="T2">Negrita</text:span><text:span text:style-name="T23">&lt;/b&gt;</text:span></text:p>
      <text:p text:style-name="P21"><text:span text:style-name="T2">Un tag de nombre </text:span><text:span text:style-name="T18">b</text:span><text:span text:style-name="T2">, sin atributos, cuyo contenido es </text:span><text:span text:style-name="T18">Negrita</text:span><text:span text:style-name="T2">.</text:span></text:p>
      <text:p text:style-name="P10"/>
      <text:p text:style-name="P22">&lt;br/&gt;</text:p>
      <text:p text:style-name="P21"><text:span text:style-name="T2">Un tag de nombre </text:span><text:span text:style-name="T18">br</text:span><text:span text:style-name="T2">, sin atributos, sin contenido.</text:span></text:p>
      <text:p text:style-name="P10"/>
      <text:p text:style-name="P20"><text:span text:style-name="T23">&lt;font color="red"&gt;</text:span><text:span text:style-name="T2">Rojo</text:span><text:span text:style-name="T23">&lt;/font&gt;</text:span></text:p>
      <text:p text:style-name="P21"><text:span text:style-name="T2">Un tag de nombre </text:span><text:span text:style-name="T18">font</text:span><text:span text:style-name="T2">, con un atributo con clave </text:span><text:span text:style-name="T18">color</text:span><text:span text:style-name="T2"> y valor </text:span><text:span text:style-name="T18">red</text:span><text:span text:style-name="T2">, con contenido </text:span><text:span text:style-name="T18">Rojo</text:span></text:p>
      <text:p text:style-name="P10"/>
      <text:p text:style-name="P22">&lt;input type="text" name="nombre"/&gt;</text:p>
      <text:p text:style-name="P21"><text:span text:style-name="T2">Un tag de nombre input, con un atributo con clave </text:span><text:span text:style-name="T18">type</text:span><text:span text:style-name="T2"> y valor </text:span><text:span text:style-name="T18">text</text:span><text:span text:style-name="T2"> y un atributo </text:span><text:span text:style-name="T18">name</text:span><text:span text:style-name="T2"> con valor </text:span><text:span text:style-name="T18">nombre</text:span><text:span text:style-name="T2">.</text:span></text:p>
      <text:p text:style-name="P10"/>
      <text:p text:style-name="P10">Los siguientes son tags mal formados:</text:p>
      <text:p text:style-name="P10"/>
      <text:p text:style-name="P20"><text:span text:style-name="T23">&lt;input type="text" type="text"/&gt;</text:span><text:span text:style-name="T2"> </text:span></text:p>
      <text:p text:style-name="P23">Mal formado, clave de atributo repetido.</text:p>
      <text:p text:style-name="P10"/>
      <text:p text:style-name="P20"><text:span text:style-name="T23">&lt;input type="text" name="nombre"&gt;</text:span><text:span text:style-name="T2"> </text:span></text:p>
      <text:p text:style-name="P23">Mal formado, el tag no se cierra.</text:p>
      <text:p text:style-name="P10"/>
      <text:p text:style-name="P20"><text:span text:style-name="T23">&lt;/input&gt;</text:span><text:span text:style-name="T2"> </text:span></text:p>
      <text:p text:style-name="P23">Mal formado, el tag no se abre.</text:p>
      <text:p text:style-name="P10"/>
      <text:p text:style-name="P20"><text:span text:style-name="T23">&lt;type="text" name="nombre"/&gt;</text:span><text:span text:style-name="T2"> </text:span></text:p>
      <text:p text:style-name="P23">Mal formado, no tiene nombre.</text:p>
      <text:p text:style-name="P24"/>
      <text:p text:style-name="P25">Tu primera tarea es construir un programa que lea un archivo de texto e imprima el nombre de cada <text:span text:style-name="T22">tag</text:span> y sus atributos. Los <text:span text:style-name="T22">tags</text:span> deben ser impresos en el orden en el que aparecen en el archivo. El orden en que se impriman los atributos no es importante. Tampoco es necesario, para esta primera instancia, que evalúes si el <text:span text:style-name="T22">tag</text:span> se cierra correctamente o no.</text:p>
      <text:p text:style-name="P25">Por ejemplo, si el archivo contiene:</text:p>
      <text:p text:style-name="P26">&lt;html&gt;&lt;body&gt;&lt;font color=”blue” size="3"&gt;Ingrese su nombre &lt;/font&gt;&lt;input type=”text” name=”nombre” maxlength=”8”/&gt;&lt;br/&gt;&lt;font size="2”&gt;Máximo 8 caracteres&lt;/font&gt;&lt;/html&gt;&lt;/body&gt;</text:p>
      <text:p text:style-name="P25">(que, por cierto, es contenido HTML “<text:span text:style-name="T24">válido”</text:span> que puedes abrir con tu navegador)</text:p>
      <text:p text:style-name="P25">El programa debe imprimir por consola:</text:p>
      <text:p text:style-name="P27">html</text:p>
      <text:p text:style-name="P27">body</text:p>
      <text:p text:style-name="P27">font</text:p>
      <text:p text:style-name="P28">color=blue</text:p>
      <text:p text:style-name="P28">size=3</text:p>
      <text:p text:style-name="P29">input</text:p>
      <text:p text:style-name="P28">type=text</text:p>
      <text:p text:style-name="P28">name=nombre</text:p>
      <text:p text:style-name="P28">maxlength=8</text:p>
      <text:p text:style-name="P29">br</text:p>
      <text:p text:style-name="P29">font</text:p>
      <text:p text:style-name="P28">size=2</text:p>
      <text:p text:style-name="P25"/>
      <text:p text:style-name="P30">Tu programa puede imprimir lo mismo incluso si el archivo contiene <text:span text:style-name="T22">tags</text:span> mal formados porque no se cierran, como por ejemplo:</text:p>
      <text:p text:style-name="P27">&lt;font color=”blue” size=”3”&gt;Ingrese su nombre &lt;input type=”text” name=”nombre” maxlength=”8”&gt;&lt;br&gt;&lt;font size="2”&gt;Máximo 8 caracteres</text:p>
      <text:p text:style-name="P25">Ésto solo para simplificar el problema. Por supuesto que si deseas chequear que todos los <text:span text:style-name="T22">tags</text:span> deben estar bien formados, adelante.</text:p>
      <text:p text:style-name="P25">Para resolver el problema, pueden serte útiles las clases del <text:span text:style-name="T25">namespace</text:span> <text:span text:style-name="T26">System.Collections</text:span>, en especial <text:span text:style-name="T26">Hashtable </text:span>y<text:span text:style-name="T26"> ArrayList</text:span>. Usa la documentación de .NET Framework SDK para saber como utilizarlas y que colaboración puedes pedir a instancias de éstas clases.</text:p>
      <text:p text:style-name="P31"/>
      <text:h text:style-name="Heading_20_1" text:outline-level="1">Parte 2</text:h>
      <text:p text:style-name="P32">En tu programa anterior, si has programado pensando en objetos, deberías estar usando múltiples clases y deberían existir varios objetos que se envían mensajes entre sí. </text:p>
      <text:p text:style-name="P32">Enumera las clases que se utilizan en el programa y las <text:span text:style-name="T27">responsabilidades</text:span> de hacer y conocer de cada una de ellas. Considera sólo las que son usadas en el programa.</text:p>
      <text:p text:style-name="P32">Entrega este trabajo como parte de la documentación de la clase <text:span text:style-name="T3">Program</text:span>.</text:p>
      <text:p text:style-name="P33"/>
      <text:h text:style-name="Heading_20_1" text:outline-level="1"><text:span text:style-name="T28">Importante</text:span></text:h>
      <text:p text:style-name="P34"><text:span text:style-name="T29">Casos de prueba </text:span><text:span text:style-name="T30">nunit</text:span><text:span text:style-name="T29"> y documentación </text:span><text:span text:style-name="T30">ndoc</text:span></text:p>
      <text:p text:style-name="P34"><text:span text:style-name="T31">Recuerda que un programa </text:span><text:span text:style-name="T32">debe</text:span><text:span text:style-name="T31"> incluir casos de prueba y documentación ndoc. </text:span>Los casos de prueba deben asegurarse de que cada método de cada clase que programaste funcione como es debido. Intenta utilizar ésto como una herramienta para trabajar menos y más seguro, y no como un requisito “burocrático”.</text:p>
      <text:p text:style-name="P35">Reglas de colaboración</text:p>
      <text:p text:style-name="P34">Los ejercicios son <text:span text:style-name="T31">individuales. Puedes diseñar una solución en conjunto con otros compañeros y aprovechar comentarios o correcciones de los profesores, pero debes entregar un código que tú comprendiste, escribiste, compilaste, ejecutaste y probaste. Si entregas una clase que a nuestro criterio es idéntica a la de un compañero, puedes estar en problemas.</text:span></text:p>
      <text:p text:style-name="P35">Entregas tardías</text:p>
      <text:p text:style-name="P36">No se aceptarán entregas fuera de fecha. Los trabajos se entregan para que sigas constantemente el curso y no con objetivo de evaluarte, pese a que influyen en tu evaluación final en caso de que estés en riesgo de perder el curso. Un trabajo a las apuradas no tiene valor en este contexto.</text:p>
      <text:p text:style-name="P35">Entregas por correo electrónico</text:p>
      <text:p text:style-name="P36">No se aceptarán entregas por correo electrónico excepto que Web Asignatura no esté disponible seis horas antes a la fecha final de entrega. La entrega por correo eletctrónico debe enviarse a todos los profesores y pedirles confirmación de entrega. Es tu responsabilidad asegurarte de que el trabajo haya sido recibido.</text:p>
      <text:p text:style-name="P37"><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svg:font-family="Courier" style:font-family-generic="modern" style:font-pitch="fixed"/>
    <style:font-face style:name="Lucida Sans Unicode2"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UY" style:font-name-asian="Lucida Sans Unicode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106cm" fo:text-indent="0cm" style:auto-text-indent="false" fo:keep-with-next="always"/>
      <style:text-properties style:font-name="Arial" fo:language="en" fo:country="US" fo:font-weight="bold" style:font-weight-asian="bold" style:font-name-complex="Arial"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size="8pt" style:font-size-asian="8pt"/>
    </style:style>
    <style:style style:name="Footer" style:family="paragraph" style:parent-style-name="Standard" style:class="extra">
      <style:paragraph-properties fo:line-height="150%">
        <style:tab-stops>
          <style:tab-stop style:position="7.795cm" style:type="center"/>
          <style:tab-stop style:position="14.002cm" style:type="right"/>
        </style:tab-stops>
      </style:paragraph-properties>
      <style:text-properties style:font-name="Arial" fo:font-size="8pt" fo:language="es" fo:country="UY" style:font-size-asian="8pt" style:font-size-complex="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cm" fo:margin-bottom="0.212cm"/>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3"/>
    </style:style>
    <style:style style:name="Title" style:family="paragraph" style:parent-style-name="Standard" style:next-style-name="Subtitle" style:class="chapter">
      <style:paragraph-properties fo:margin-top="0.423cm" fo:margin-bottom="0.212cm" fo:text-align="center" style:justify-single-word="false"/>
      <style:text-properties style:font-name="Arial" fo:font-size="16pt" fo:language="es" fo:country="UY"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423cm" fo:text-align="center" style:justify-single-word="false"/>
      <style:text-properties fo:language="es" fo:country="UY" fo:font-style="italic" style:font-style-asian="italic" style:font-name-complex="Arial"/>
    </style:style>
    <style:style style:name="Etiqueta"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Índice" style:family="paragraph" style:parent-style-name="Standard">
      <style:paragraph-properties text:number-lines="false" text:line-number="0"/>
      <style:text-properties style:font-name-complex="Tahoma3"/>
    </style:style>
    <style:style style:name="Encabezado" style:family="paragraph" style:parent-style-name="Standard" style:next-style-name="Text_20_body">
      <style:paragraph-properties fo:margin-top="0.423cm" fo:margin-bottom="0.212cm" fo:keep-with-next="always"/>
      <style:text-properties style:font-name="Arial" fo:font-size="14pt" style:font-name-asian="Lucida Sans Unicode2" style:font-size-asian="14pt" style:font-name-complex="Tahoma2" style:font-size-complex="14pt"/>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Numbering_20_Symbols" style:display-name="Numbering Symbols" style:family="text"/>
    <style:style style:name="Footnote_20_anchor" style:display-name="Footnote anchor" style:family="text">
      <style:text-properties style:text-position="super 58%"/>
    </style:style>
    <style:style style:name="WW8Num1z0" style:family="text">
      <style:text-properties style:font-name="Symbol"/>
    </style:style>
    <style:style style:name="WW8Num2z0" style:family="text">
      <style:text-properties style:font-name="Symbol"/>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6z0" style:family="text">
      <style:text-properties style:font-name="Symbol"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251cm" fo:margin-bottom="2cm" fo:margin-left="2.501cm" fo:margin-right="2.501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page-layout>
  </office:automatic-styles>
  <office:master-styles>
    <style:master-page style:name="Standard" style:page-layout-name="pm1">
      <style:header>
        <text:p text:style-name="Header">Programación orientada a objetos. Primer ejercicio. Página <text:page-number text:select-page="current">3</text:page-number> de <text:page-count style:num-format="1">5</text:page-count>.</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Programación orientada a objetos</dc:title>
    <dc:subject>Ejercicio 1</dc:subject>
    <meta:initial-creator>Fernando Machado Píriz</meta:initial-creator>
    <meta:creation-date>2006-08-07T12:17:00</meta:creation-date>
    <dc:creator>Santiago Aguiar</dc:creator>
    <dc:date>2008-03-25T21:19:02</dc:date>
    <meta:print-date>2113-01-01T00:00:00</meta:print-date>
    <dc:language>es-UY</dc:language>
    <meta:editing-cycles>8</meta:editing-cycles>
    <meta:editing-duration>PT5H6M32S</meta:editing-duration>
    <meta:user-defined meta:name="Info 1"/>
    <meta:user-defined meta:name="Info 2"/>
    <meta:user-defined meta:name="Info 3"/>
    <meta:user-defined meta:name="Info 4"/>
    <meta:document-statistic meta:table-count="0" meta:image-count="0" meta:object-count="0" meta:page-count="5" meta:paragraph-count="157" meta:word-count="1308" meta:character-count="9302"/>
  </office:meta>
</office:document-meta>
</file>